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3.859cm"/>
    </style:style>
    <style:style style:name="co5" style:family="table-column">
      <style:table-column-properties fo:break-before="auto" style:column-width="0.679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PageStyle_5f_Project_20_Planner">
      <style:table-properties table:display="true" style:writing-mode="lr-tb" tableooo:tab-color="#735773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11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404040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Project Planner'.B31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9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404040" style:font-name="Calibri" fo:font-size="12pt" style:font-name-asian="Calibri" style:font-size-asian="12pt" style:font-name-complex="Calibri" style:font-size-complex="12pt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2" style:base-cell-address="'Project Planner'.B31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 style:data-style-name="N10">
      <style:table-cell-properties style:text-align-source="fix" style:repeat-content="false" style:vertical-align="middle"/>
      <style:paragraph-properties fo:text-align="center"/>
      <style:text-properties fo:color="#735773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2" style:base-cell-address="'Project Planner'.B31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1" style:base-cell-address="'Project Planner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10" style:base-cell-address="'Project Planner'.H5"/>
      <style:map style:condition="is-true-formula(PercentCompleteBeyond)" style:apply-style-name="ConditionalStyle_5f_9" style:base-cell-address="'Project Planner'.H5"/>
      <style:map style:condition="is-true-formula(Actual)" style:apply-style-name="ConditionalStyle_5f_8" style:base-cell-address="'Project Planner'.H5"/>
      <style:map style:condition="is-true-formula(ActualBeyond)" style:apply-style-name="ConditionalStyle_5f_7" style:base-cell-address="'Project Planner'.H5"/>
      <style:map style:condition="is-true-formula(Plan)" style:apply-style-name="ConditionalStyle_5f_6" style:base-cell-address="'Project Planner'.H5"/>
      <style:map style:condition="is-true-formula([.H$4]=period_selected)" style:apply-style-name="ConditionalStyle_5f_5" style:base-cell-address="'Project Planner'.H5"/>
      <style:map style:condition="is-true-formula(MOD(COLUMN();2))" style:apply-style-name="ConditionalStyle_5f_4" style:base-cell-address="'Project Planner'.H5"/>
      <style:map style:condition="is-true-formula(MOD(COLUMN();2)=0)" style:apply-style-name="ConditionalStyle_5f_3" style:base-cell-address="'Project Planner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5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Label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7" style:family="table-cell" style:parent-style-name="Labe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8" style:family="table-cell" style:parent-style-name="Default">
      <style:map style:condition="is-true-formula(PercentComplete)" style:apply-style-name="ConditionalStyle_5f_10" style:base-cell-address="'Project Planner'.H5"/>
      <style:map style:condition="is-true-formula(PercentCompleteBeyond)" style:apply-style-name="ConditionalStyle_5f_9" style:base-cell-address="'Project Planner'.H5"/>
      <style:map style:condition="is-true-formula(Actual)" style:apply-style-name="ConditionalStyle_5f_8" style:base-cell-address="'Project Planner'.H5"/>
      <style:map style:condition="is-true-formula(ActualBeyond)" style:apply-style-name="ConditionalStyle_5f_7" style:base-cell-address="'Project Planner'.H5"/>
      <style:map style:condition="is-true-formula(Plan)" style:apply-style-name="ConditionalStyle_5f_6" style:base-cell-address="'Project Planner'.H5"/>
      <style:map style:condition="is-true-formula([.H$4]=period_selected)" style:apply-style-name="ConditionalStyle_5f_5" style:base-cell-address="'Project Planner'.H5"/>
      <style:map style:condition="is-true-formula(MOD(COLUMN();2))" style:apply-style-name="ConditionalStyle_5f_4" style:base-cell-address="'Project Planner'.H5"/>
      <style:map style:condition="is-true-formula(MOD(COLUMN();2)=0)" style:apply-style-name="ConditionalStyle_5f_3" style:base-cell-address="'Project Planner'.H5"/>
    </style:style>
    <style:style style:name="ce39" style:family="table-cell" style:parent-style-name="Default">
      <style:map style:condition="is-true-formula(1)" style:apply-style-name="ConditionalStyle_5f_2" style:base-cell-address="'Project Planner'.B31"/>
    </style:style>
    <style:style style:name="ce40" style:family="table-cell" style:parent-style-name="Label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1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2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T1" style:family="text">
      <style:text-properties style:font-name-complex="Calibri" style:text-outline="false" fo:text-shadow="none" style:font-name="Calibri" fo:font-size="12pt" fo:font-weight="normal" style:text-underline-style="none" style:text-underline-color="font-color" style:text-line-through-type="none" fo:font-style="normal" style:font-size-complex="12pt" style:font-weight-asian="normal" style:font-weight-complex="normal" style:font-style-asian="normal" style:text-position="0% 100%" style:font-style-complex="normal" fo:color="#404040" style:font-size-asian="12pt"/>
    </style:style>
    <style:style style:name="T2" style:family="text">
      <style:text-properties style:text-outline="false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text-position="0% 100%" style:font-style-complex="normal" fo:color="#404040" style:font-size-complex="11pt" fo:font-size="11pt" style:font-size-asian="11pt" style:font-name-complex="Corbel" style:font-name="Corbel"/>
    </style:style>
    <style:style style:name="T3" style:family="text">
      <style:text-properties style:text-outline="false" fo:text-shadow="none" fo:font-weight="normal" style:text-underline-style="none" style:text-underline-color="font-color" style:text-line-through-type="none" fo:font-style="normal" style:font-weight-asian="normal" style:font-weight-complex="normal" style:font-style-asian="normal" style:text-position="0% 100%" style:font-style-complex="normal" fo:color="#404040" style:font-name="Calibri" fo:font-size="12pt" style:font-name-complex="Calibri" style:font-size-asian="12pt" style:font-size-complex="12pt"/>
    </style:style>
    <style:style style:name="T4" style:family="text">
      <style:text-properties style:text-position="0% 100%" style:font-name="Calibri" style:font-style-asian="normal" style:font-weight-complex="normal" style:font-weight-asian="normal" style:font-size-complex="12pt" style:font-size-asian="12pt" style:font-name-complex="Calibri" fo:text-shadow="none" fo:color="#40404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5" style:family="text">
      <style:text-properties style:text-position="0% 100%" style:font-style-asian="normal" style:font-weight-complex="normal" style:font-weight-asian="normal" fo:text-shadow="none" fo:color="#404040" style:text-outline="false" fo:font-style="normal" style:text-line-through-type="none" style:text-underline-style="none" style:text-underline-color="font-color" fo:font-weight="normal" style:font-style-complex="normal" style:font-name="Corbel" fo:font-size="11pt" style:font-name-complex="Corbel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ject Planner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Project Planner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Project Planner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Project Planner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Project Planner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Project Planner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Project Planner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Project Planner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Project Planner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Project Planner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Project Planner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Project Planner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Project Planner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Project Planner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Project Planner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Project Planner'.AH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Real-time C++ OFDM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11" table:content-validation-name="val3" office:value-type="string" calcext:value-type="string" table:number-columns-spanned="5" table:number-rows-spanned="1">
            <text:p>Select a period to highlight at right. <text:s/>A legend describing the charting follows.</text:p>
          </table:table-cell>
          <table:covered-table-cell table:number-columns-repeated="4" table:style-name="ce11" table:content-validation-name="val3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1" calcext:value-type="float">
            <text:p>1</text:p>
          </table:table-cell>
          <table:table-cell/>
          <table:table-cell table:style-name="ce25" table:content-validation-name="val12"/>
          <table:table-cell table:style-name="ce65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5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32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36" office:value-type="string" calcext:value-type="string" table:number-columns-spanned="7" table:number-rows-spanned="1">
            <text:p><text:span text:style-name="T4">Actual (beyond plan</text:span><text:span text:style-name="T5">)</text:span></text:p>
          </table:table-cell>
          <table:covered-table-cell table:number-columns-repeated="5" table:style-name="ce37"/>
          <table:covered-table-cell table:style-name="ce40"/>
          <table:table-cell table:style-name="ce41" table:content-validation-name="val16"/>
          <table:table-cell table:style-name="ce42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8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8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8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8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Days (Start 14/06/2021, Planned Finish 03/08/2021)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9" table:content-validation-name="val5"/>
            <table:covered-table-cell table:style-name="ce49" table:content-validation-name="val6"/>
            <table:covered-table-cell table:style-name="ce49" table:content-validation-name="val7"/>
            <table:covered-table-cell table:style-name="ce49" table:content-validation-name="val8"/>
            <table:covered-table-cell table:style-name="ce49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style-name="ce22" office:value-type="float" office:value="27" calcext:value-type="float">
              <text:p>27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22" office:value-type="float" office:value="29" calcext:value-type="float">
              <text:p>29</text:p>
            </table:table-cell>
            <table:table-cell table:style-name="ce22" office:value-type="float" office:value="30" calcext:value-type="float">
              <text:p>30</text:p>
            </table:table-cell>
            <table:table-cell table:style-name="ce22" office:value-type="float" office:value="31" calcext:value-type="float">
              <text:p>31</text:p>
            </table:table-cell>
            <table:table-cell table:style-name="ce22" office:value-type="float" office:value="32" calcext:value-type="float">
              <text:p>32</text:p>
            </table:table-cell>
            <table:table-cell table:style-name="ce22" office:value-type="float" office:value="33" calcext:value-type="float">
              <text:p>33</text:p>
            </table:table-cell>
            <table:table-cell table:style-name="ce22" office:value-type="float" office:value="34" calcext:value-type="float">
              <text:p>34</text:p>
            </table:table-cell>
            <table:table-cell table:style-name="ce22" office:value-type="float" office:value="35" calcext:value-type="float">
              <text:p>35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22" office:value-type="float" office:value="37" calcext:value-type="float">
              <text:p>37</text:p>
            </table:table-cell>
            <table:table-cell table:style-name="ce22" office:value-type="float" office:value="38" calcext:value-type="float">
              <text:p>38</text:p>
            </table:table-cell>
            <table:table-cell table:style-name="ce22" office:value-type="float" office:value="39" calcext:value-type="float">
              <text:p>39</text:p>
            </table:table-cell>
            <table:table-cell table:style-name="ce22" office:value-type="float" office:value="40" calcext:value-type="float">
              <text:p>40</text:p>
            </table:table-cell>
            <table:table-cell table:style-name="ce22" office:value-type="float" office:value="41" calcext:value-type="float">
              <text:p>41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22" office:value-type="float" office:value="43" calcext:value-type="float">
              <text:p>43</text:p>
            </table:table-cell>
            <table:table-cell table:style-name="ce22" office:value-type="float" office:value="44" calcext:value-type="float">
              <text:p>44</text:p>
            </table:table-cell>
            <table:table-cell table:style-name="ce22" office:value-type="float" office:value="45" calcext:value-type="float">
              <text:p>45</text:p>
            </table:table-cell>
            <table:table-cell table:style-name="ce22" office:value-type="float" office:value="46" calcext:value-type="float">
              <text:p>46</text:p>
            </table:table-cell>
            <table:table-cell table:style-name="ce22" office:value-type="float" office:value="47" calcext:value-type="float">
              <text:p>47</text:p>
            </table:table-cell>
            <table:table-cell table:style-name="ce22" office:value-type="float" office:value="48" calcext:value-type="float">
              <text:p>48</text:p>
            </table:table-cell>
            <table:table-cell table:style-name="ce22" office:value-type="float" office:value="49" calcext:value-type="float">
              <text:p>49</text:p>
            </table:table-cell>
            <table:table-cell table:style-name="ce22" office:value-type="float" office:value="50" calcext:value-type="float">
              <text:p>50</text:p>
            </table:table-cell>
            <table:table-cell table:style-name="ce22" office:value-type="float" office:value="51" calcext:value-type="float">
              <text:p>51</text:p>
            </table:table-cell>
            <table:table-cell table:style-name="ce22" office:value-type="float" office:value="52" calcext:value-type="float">
              <text:p>52</text:p>
            </table:table-cell>
            <table:table-cell table:style-name="ce22" office:value-type="float" office:value="53" calcext:value-type="float">
              <text:p>53</text:p>
            </table:table-cell>
            <table:table-cell table:style-name="ce22" office:value-type="float" office:value="54" calcext:value-type="float">
              <text:p>54</text:p>
            </table:table-cell>
            <table:table-cell table:style-name="ce22" office:value-type="float" office:value="55" calcext:value-type="float">
              <text:p>55</text:p>
            </table:table-cell>
            <table:table-cell table:style-name="ce22" office:value-type="float" office:value="56" calcext:value-type="float">
              <text:p>56</text:p>
            </table:table-cell>
            <table:table-cell table:style-name="ce22" office:value-type="float" office:value="57" calcext:value-type="float">
              <text:p>57</text:p>
            </table:table-cell>
            <table:table-cell table:style-name="ce22" office:value-type="float" office:value="58" calcext:value-type="float">
              <text:p>58</text:p>
            </table:table-cell>
            <table:table-cell table:style-name="ce22" office:value-type="float" office:value="59" calcext:value-type="float">
              <text:p>59</text:p>
            </table:table-cell>
            <table:table-cell table:style-name="ce22" office:value-type="float" office:value="60" calcext:value-type="float">
              <text:p>60</text:p>
            </table:table-cell>
            <table:table-cell table:number-columns-repeated="957"/>
          </table:table-row>
        </table:table-header-rows>
        <table:table-row table:style-name="ro5">
          <table:table-cell/>
          <table:table-cell table:style-name="ce6" office:value-type="string" calcext:value-type="string">
            <text:p>Prelim Re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8" calcext:value-type="percentage">
            <text:p>8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Specificatio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" calcext:value-type="percentage">
            <text:p>7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roject Framework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" calcext:value-type="percentage">
            <text:p>7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X &amp; RX - IFFT &amp; FF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7" calcext:value-type="percentage">
            <text:p>7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1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Band-Pass Modulato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Band-Pass Demodulato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Cyclic Prefix Addition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Coarse Symbol Start – Cross Correlation Filt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x - Pilot Tone Addition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x - Pilot Tone Search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x - QAM Modulator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x - QAM Demodulato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Audio Driver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x Audi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x Audio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6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hase Error Correctio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Testing &amp; Release v0.7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Audio Demo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Poster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6" office:value-type="string" calcext:value-type="string">
            <text:p>Re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23" table:number-columns-repeated="20"/>
          <table:table-cell table:style-name="ce38" table:number-columns-repeated="40"/>
          <table:table-cell table:number-columns-repeated="957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9" table:number-columns-repeated="40"/>
          <table:table-cell table:number-columns-repeated="957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'Project Planner'.$A$1" table:cell-range-address="$'Project Planner'.$A$3:.$AMJ$4" table:range-usable-as="repeat-column repeat-row"/>
        </table:named-expressions>
        <calcext:conditional-formats>
          <calcext:conditional-format calcext:target-range-address="'Project Planner'.H5:'Project Planner'.BO30">
            <calcext:condition calcext:apply-style-name="ConditionalStyle_10" calcext:value="formula-is(PercentComplete)" calcext:base-cell-address="'Project Planner'.H5"/>
            <calcext:condition calcext:apply-style-name="ConditionalStyle_9" calcext:value="formula-is(PercentCompleteBeyond)" calcext:base-cell-address="'Project Planner'.H5"/>
            <calcext:condition calcext:apply-style-name="ConditionalStyle_8" calcext:value="formula-is(Actual)" calcext:base-cell-address="'Project Planner'.H5"/>
            <calcext:condition calcext:apply-style-name="ConditionalStyle_7" calcext:value="formula-is(ActualBeyond)" calcext:base-cell-address="'Project Planner'.H5"/>
            <calcext:condition calcext:apply-style-name="ConditionalStyle_6" calcext:value="formula-is(Plan)" calcext:base-cell-address="'Project Planner'.H5"/>
            <calcext:condition calcext:apply-style-name="ConditionalStyle_5" calcext:value="formula-is([.H$4]=period_selected)" calcext:base-cell-address="'Project Planner'.H5"/>
            <calcext:condition calcext:apply-style-name="ConditionalStyle_4" calcext:value="formula-is(MOD(COLUMN();2))" calcext:base-cell-address="'Project Planner'.H5"/>
            <calcext:condition calcext:apply-style-name="ConditionalStyle_3" calcext:value="formula-is(MOD(COLUMN();2)=0)" calcext:base-cell-address="'Project Planner'.H5"/>
          </calcext:conditional-format>
          <calcext:conditional-format calcext:target-range-address="'Project Planner'.B31:'Project Planner'.BO31">
            <calcext:condition calcext:apply-style-name="ConditionalStyle_2" calcext:value="formula-is(1)" calcext:base-cell-address="'Project Planner'.B31"/>
          </calcext:conditional-format>
          <calcext:conditional-format calcext:target-range-address="'Project Planner'.H4:'Project Planner'.BO4">
            <calcext:condition calcext:apply-style-name="ConditionalStyle_1" calcext:value="formula-is([.H$4]=period_selected)" calcext:base-cell-address="'Project Planner'.H4"/>
          </calcext:conditional-format>
        </calcext:conditional-formats>
      </table:table>
      <table:named-expressions>
        <table:named-expression table:name="Actual" table:base-cell-address="$'Project Planner'.$A$1" table:expression="(PeriodInActual*([$'Project Planner'.$E1]&gt;0))*PeriodInPlan"/>
        <table:named-expression table:name="ActualBeyond" table:base-cell-address="$'Project Planner'.$A$1" table:expression="PeriodInActual*([$'Project Planner'.$E1]&gt;0)"/>
        <table:named-expression table:name="PercentComplete" table:base-cell-address="$'Project Planner'.$A$1" table:expression="PercentCompleteBeyond*PeriodInPlan"/>
        <table:named-expression table:name="PercentCompleteBeyond" table:base-cell-address="$'Project Planner'.$A$1" table:expression="([$'Project Planner'.A$4]=MEDIAN([$'Project Planner'.A$4];[$'Project Planner'.$E1];[$'Project Planner'.$E1]+[$'Project Planner'.$F1])*([$'Project Planner'.$E1]&gt;0))*(([$'Project Planner'.A$4]&lt;(INT([$'Project Planner'.$E1]+[$'Project Planner'.$F1]*[$'Project Planner'.$G1])))+([$'Project Planner'.A$4]=[$'Project Planner'.$E1]))*([$'Project Planner'.$G1]&gt;0)"/>
        <table:named-expression table:name="PeriodInActual" table:base-cell-address="$'Project Planner'.$A$1" table:expression="[$'Project Planner'.A$4]=MEDIAN([$'Project Planner'.A$4];[$'Project Planner'.$E1];[$'Project Planner'.$E1]+[$'Project Planner'.$F1]-1)"/>
        <table:named-expression table:name="PeriodInPlan" table:base-cell-address="$'Project Planner'.$A$1" table:expression="[$'Project Planner'.A$4]=MEDIAN([$'Project Planner'.A$4];[$'Project Planner'.$C1];[$'Project Planner'.$C1]+[$'Project Planner'.$D1]-1)"/>
        <table:named-range table:name="period_selected" table:base-cell-address="$'Project Planner'.$A$1" table:cell-range-address="$'Project Planner'.$H$2"/>
        <table:named-expression table:name="Plan" table:base-cell-address="$'Project Planner'.$A$1" table:expression="PeriodInPlan*([$'Project Planner'.$C1]&gt;0)"/>
        <table:named-range table:name="TitleRegion..BO60" table:base-cell-address="$'Project Planner'.$A$1" table:cell-range-address="$'Project Planner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1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1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1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2:03:41.211963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Planner" style:display-name="PageStyle_Project Planner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2:01:28.740175896</meta:creation-date>
    <dc:date>2021-06-18T15:44:36.802145171</dc:date>
    <meta:editing-duration>PT3H56S</meta:editing-duration>
    <meta:editing-cycles>11</meta:editing-cycles>
    <meta:generator>LibreOffice/6.4.7.2$Linux_X86_64 LibreOffice_project/40$Build-2</meta:generator>
    <meta:document-statistic meta:table-count="1" meta:cell-count="2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M02887601" xlink:href=""/>
  </office:meta>
</office:document-meta>
</file>